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+n</text:p>
          </table:table-cell>
          <table:table-cell table:style-name="ce1"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B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5:07:31.069618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4:42:32.699013198</meta:creation-date>
    <dc:date>2023-06-19T15:53:21.661832785</dc:date>
    <meta:editing-duration>PT54M9S</meta:editing-duration>
    <meta:editing-cycles>6</meta:editing-cycles>
    <meta:generator>LibreOffice/6.4.7.2$Linux_X86_64 LibreOffice_project/40$Build-2</meta:generator>
    <meta:document-statistic meta:table-count="1" meta:cell-count="18" meta:object-count="0"/>
  </office:meta>
</office:document-meta>
</file>